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e291"/>
    </style:style>
    <style:style style:name="P2" style:family="paragraph" style:parent-style-name="Standard">
      <style:text-properties fo:font-weight="normal" officeooo:rsid="0012e291" officeooo:paragraph-rsid="0012e291" style:font-weight-asian="normal" style:font-weight-complex="normal"/>
    </style:style>
    <style:style style:name="P3" style:family="paragraph" style:parent-style-name="Standard">
      <style:text-properties officeooo:paragraph-rsid="001c2967"/>
    </style:style>
    <style:style style:name="P4" style:family="paragraph" style:parent-style-name="Standard">
      <style:text-properties officeooo:paragraph-rsid="001c2967"/>
    </style:style>
    <style:style style:name="P5" style:family="paragraph" style:parent-style-name="Standard">
      <style:text-properties officeooo:paragraph-rsid="001e4e2b"/>
    </style:style>
    <style:style style:name="P6" style:family="paragraph" style:parent-style-name="Standard">
      <style:text-properties fo:font-weight="bold" officeooo:rsid="001e4e2b" officeooo:paragraph-rsid="001e4e2b" style:font-weight-asian="bold" style:font-weight-complex="bold"/>
    </style:style>
    <style:style style:name="T1" style:family="text">
      <style:text-properties officeooo:rsid="0012e291"/>
    </style:style>
    <style:style style:name="T2" style:family="text">
      <style:text-properties officeooo:rsid="00163c13"/>
    </style:style>
    <style:style style:name="T3" style:family="text">
      <style:text-properties officeooo:rsid="001c2967"/>
    </style:style>
    <style:style style:name="T4" style:family="text">
      <style:text-properties officeooo:rsid="001e4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wnload links</text:p>
      <text:p text:style-name="P1"><text:span text:style-name="T3">BlogCatalog: </text:span><text:a xlink:type="simple" xlink:href="http://datasets.syr.edu/datasets/BlogCatalog3.html" text:style-name="Internet_20_link" text:visited-style-name="Visited_20_Internet_20_Link">http://datasets.syr.edu/datasets/BlogCatalog3.html</text:a></text:p>
      <text:p text:style-name="Standard"><text:span text:style-name="T3">Flickr: </text:span><text:a xlink:type="simple" xlink:href="http://datasets.syr.edu/datasets/Flickr.html" text:style-name="Internet_20_link" text:visited-style-name="Visited_20_Internet_20_Link">http://datasets.syr.edu/datasets/Flickr.html</text:a></text:p>
      <text:p text:style-name="Standard"><text:span text:style-name="T3">YouTube: </text:span><text:a xlink:type="simple" xlink:href="http://datasets.syr.edu/datasets/YouTube2.html" text:style-name="Internet_20_link" text:visited-style-name="Visited_20_Internet_20_Link">http://datasets.syr.edu/datasets/YouTube2.html</text:a></text:p>
      <text:p text:style-name="P1"><text:span text:style-name="T3">Reddit: </text:span>https://pgl.readthedocs.io/en/stable/examples/graphsage.html</text:p>
      <text:p text:style-name="Standard"><text:span text:style-name="T3">Twitter: </text:span><text:a xlink:type="simple" xlink:href="http://konect.cc/networks/munmun_twitter_social/" text:style-name="Internet_20_link" text:visited-style-name="Visited_20_Internet_20_Link">http://konect.cc/networks/munmun_twitter_social/</text:a></text:p>
      <text:p text:style-name="P1"><text:span text:style-name="T3">Epinions: </text:span><text:a xlink:type="simple" xlink:href="http://snap.stanford.edu/data/soc-Epinions1.html" text:style-name="Internet_20_link" text:visited-style-name="Visited_20_Internet_20_Link">http://snap.stanford.edu/data/soc-Epinions1.html</text:a></text:p>
      <text:p text:style-name="P2"><text:span text:style-name="T3">DBLP-Ci: </text:span><text:a xlink:type="simple" xlink:href="http://konect.cc/networks/dblp-cite/" text:style-name="Internet_20_link" text:visited-style-name="Visited_20_Internet_20_Link">http://konect.cc/networks/dblp-cite/</text:a></text:p>
      <text:p text:style-name="Standard"><text:span text:style-name="T3">Cora: </text:span><text:a xlink:type="simple" xlink:href="http://konect.cc/networks/subelj_cora/" text:style-name="Internet_20_link" text:visited-style-name="Visited_20_Internet_20_Link">http://konect.cc/networks/subelj_cora/</text:a></text:p>
      <text:p text:style-name="P3"><text:span text:style-name="T3">PubMed: </text:span><text:a xlink:type="simple" xlink:href="http://zhang18f.myweb.cs.uwindsor.ca/datasets/#h4.5_pubmed-a-href-.-pubmed.tar.gz-download-a-" text:style-name="Internet_20_link" text:visited-style-name="Visited_20_Internet_20_Link">http://zhang18f.myweb.cs.uwindsor.ca/datasets/#h4.5_pubmed-a-href-.-pubmed.tar.gz-download-a-</text:a></text:p>
      <text:p text:style-name="P3"><text:span text:style-name="T3">DBLP-Au: </text:span><text:a xlink:type="simple" xlink:href="https://networkrepository.com/ca-dblp-2012.php" text:style-name="Internet_20_link" text:visited-style-name="Visited_20_Internet_20_Link"><text:span text:style-name="T1">https://networkrepository.com/ca-dblp-2012.php</text:span></text:a><text:span text:style-name="T1"> </text:span><text:span text:style-name="T2">(not identical to paper)</text:span></text:p>
      <text:p text:style-name="P5"><text:span text:style-name="T3">DBLP-Au </text:span><text:span text:style-name="T4">(alternative)</text:span><text:span text:style-name="T3">: </text:span><text:a xlink:type="simple" xlink:href="https://law.di.unimi.it/webdata/dblp-2011/" text:style-name="Internet_20_link" text:visited-style-name="Visited_20_Internet_20_Link">https://law.di.unimi.it/webdata/dblp-2011/</text:a></text:p>
      <text:p text:style-name="P5"/>
      <text:p text:style-name="P6">Reference</text:p>
      <text:p text:style-name="P3"><text:a xlink:type="simple" xlink:href="https://linqs.soe.ucsc.edu/data" text:style-name="Internet_20_link" text:visited-style-name="Visited_20_Internet_20_Link">https://linqs.soe.ucsc.edu/data</text:a></text:p>
      <text:p text:style-name="P3"/>
      <text:p text:style-name="P6">Data collections/search aggregators</text:p>
      <text:p text:style-name="P5"><text:a xlink:type="simple" xlink:href="https://www.aminer.org/citation" text:style-name="Internet_20_link" text:visited-style-name="Visited_20_Internet_20_Link">https://www.aminer.org/citation</text:a></text:p>
      <text:p text:style-name="P3"><text:a xlink:type="simple" xlink:href="https://icon.colorado.edu/#!/networks" text:style-name="Internet_20_link" text:visited-style-name="Visited_20_Internet_20_Link">https://icon.colorado.edu/#!/networks</text:a></text:p>
      <text:p text:style-name="P3"><text:a xlink:type="simple" xlink:href="http://konect.cc/networks/" text:style-name="Internet_20_link" text:visited-style-name="Visited_20_Internet_20_Link">http://konect.cc/networks/</text:a></text:p>
      <text:p text:style-name="P3"><text:a xlink:type="simple" xlink:href="http://snap.stanford.edu/data/index.html" text:style-name="Internet_20_link" text:visited-style-name="Visited_20_Internet_20_Link">http://snap.stanford.edu/data/index.html</text:a></text:p>
      <text:p text:style-name="P3">http://datasets.syr.edu/pages/datasets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00:10:47.335765835</meta:creation-date>
    <dc:date>2021-12-17T02:10:27.642927028</dc:date>
    <meta:editing-duration>PT18M47S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1" meta:paragraph-count="20" meta:word-count="39" meta:character-count="954" meta:non-whitespace-character-count="935"/>
  </office:meta>
</office:document-meta>
</file>